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3"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4" style:family="paragraph" style:parent-style-name="Standard">
      <style:paragraph-properties fo:margin-top="0cm" fo:margin-bottom="0.353cm" style:contextual-spacing="false"/>
      <style:text-properties style:font-name="Calibri1"/>
    </style:style>
    <style:style style:name="P15" style:family="paragraph" style:parent-style-name="Company">
      <style:paragraph-properties fo:margin-left="0cm" fo:margin-right="0cm" fo:text-indent="0cm" style:auto-text-indent="false"/>
    </style:style>
    <style:style style:name="P16" style:family="paragraph" style:parent-style-name="Position">
      <style:paragraph-properties fo:margin-left="0cm" fo:margin-right="0cm" fo:text-indent="0cm" style:auto-text-indent="false"/>
    </style:style>
    <style:style style:name="P17" style:family="paragraph" style:parent-style-name="Company">
      <style:paragraph-properties fo:margin-left="0cm" fo:margin-right="0cm" fo:text-indent="0cm" style:auto-text-indent="false"/>
      <style:text-properties officeooo:paragraph-rsid="0055bf37"/>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0"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3"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5" style:family="paragraph" style:parent-style-name="Standard">
      <style:paragraph-properties fo:margin-left="4.251cm" fo:margin-right="0cm" fo:text-indent="-4.251cm" style:auto-text-indent="false">
        <style:tab-stops>
          <style:tab-stop style:position="4.251cm"/>
        </style:tab-stops>
      </style:paragraph-properties>
    </style:style>
    <style:style style:name="P26"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7"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31"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cm" fo:margin-right="0cm" fo:text-indent="0cm" style:auto-text-indent="false"/>
      <style:text-properties officeooo:paragraph-rsid="009ef0a8"/>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4.763cm" fo:margin-right="0cm" fo:text-indent="-0.466cm" style:auto-text-indent="false"/>
      <style:text-properties officeooo:paragraph-rsid="009be146"/>
    </style:style>
    <style:style style:name="P36" style:family="paragraph" style:parent-style-name="List_20_Paragraph" style:list-style-name="WWNum1">
      <style:paragraph-properties fo:margin-left="4.763cm" fo:margin-right="0cm" fo:text-indent="-0.466cm" style:auto-text-indent="false"/>
      <style:text-properties officeooo:paragraph-rsid="008d866f"/>
    </style:style>
    <style:style style:name="P37" style:family="paragraph" style:parent-style-name="List_20_Paragraph" style:list-style-name="WWNum1">
      <style:paragraph-properties fo:margin-left="4.763cm" fo:margin-right="0cm" fo:text-indent="-0.466cm" style:auto-text-indent="false"/>
      <style:text-properties officeooo:paragraph-rsid="008ea0ef"/>
    </style:style>
    <style:style style:name="P38" style:family="paragraph" style:parent-style-name="List_20_Paragraph" style:list-style-name="WWNum1">
      <style:paragraph-properties fo:margin-left="4.763cm" fo:margin-right="0cm" fo:text-indent="-0.466cm" style:auto-text-indent="false"/>
      <style:text-properties officeooo:paragraph-rsid="008fd147"/>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4.763cm" fo:margin-right="0cm" fo:text-indent="-0.466cm" style:auto-text-indent="false"/>
      <style:text-properties officeooo:paragraph-rsid="003bd67d"/>
    </style:style>
    <style:style style:name="P44" style:family="paragraph" style:parent-style-name="Standard" style:list-style-name="WWNum1">
      <style:paragraph-properties fo:margin-left="4.763cm" fo:margin-right="0cm" fo:text-indent="-0.466cm" style:auto-text-indent="false"/>
      <style:text-properties officeooo:paragraph-rsid="008bab13"/>
    </style:style>
    <style:style style:name="P45"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6"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7"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color="#808080" loext:opacity="100%" fo:font-weight="bold" officeooo:rsid="009ef0a8" style:letter-kerning="false" style:font-name-asian="Times New Roman" style:font-weight-asian="bold" style:language-complex="ar" style:country-complex="SA"/>
    </style:style>
    <style:style style:name="T62" style:family="text">
      <style:text-properties fo:font-size="9pt" fo:language="en" fo:country="US" fo:font-weight="normal" style:font-size-asian="9pt" style:font-weight-asian="normal" style:font-name-complex="Calibri2" style:font-size-complex="9pt" style:font-weight-complex="normal"/>
    </style:style>
    <style:style style:name="T6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4" style:family="text">
      <style:text-properties fo:font-size="9pt" fo:language="en" fo:country="US" style:font-size-asian="9pt" style:language-asian="de" style:country-asian="DE" style:font-name-complex="Calibri2" style:font-size-complex="9pt"/>
    </style:style>
    <style:style style:name="T65" style:family="text">
      <style:text-properties fo:font-size="9pt" fo:language="en" fo:country="US" officeooo:rsid="003c95bc" style:font-size-asian="9pt" style:language-asian="de" style:country-asian="DE" style:font-name-complex="Calibri2" style:font-size-complex="9pt"/>
    </style:style>
    <style:style style:name="T66" style:family="text">
      <style:text-properties fo:font-size="9pt" fo:language="en" fo:country="US" fo:font-weight="bold" style:font-size-asian="9pt" style:font-weight-asian="bold" style:font-name-complex="Calibri2" style:font-size-complex="9pt" style:font-weight-complex="bold"/>
    </style:style>
    <style:style style:name="T67" style:family="text">
      <style:text-properties fo:font-size="9pt" fo:language="en" fo:country="US" fo:font-style="italic" style:font-size-asian="9pt" style:font-style-asian="italic" style:font-name-complex="Calibri2" style:font-size-complex="9pt"/>
    </style:style>
    <style:style style:name="T68" style:family="text">
      <style:text-properties fo:font-size="9pt" fo:font-style="italic" style:font-size-asian="9pt" style:font-style-asian="italic"/>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officeooo:rsid="00804dd1" style:font-name-asian="Calibri2" style:font-size-asian="9pt" style:font-name-complex="Calibri2" style:font-size-complex="9pt"/>
    </style:style>
    <style:style style:name="T79" style:family="text">
      <style:text-properties style:font-name="Calibri1" fo:font-size="9pt" fo:language="en" fo:country="US" officeooo:rsid="00860878"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874fa5" style:font-name-asian="Calibri2" style:font-size-asian="9pt" style:font-name-complex="Calibri2" style:font-size-complex="9pt"/>
    </style:style>
    <style:style style:name="T82" style:family="text">
      <style:text-properties style:font-name="Calibri1" fo:font-size="9pt" fo:language="en" fo:country="US" officeooo:rsid="009be146" style:font-name-asian="Calibri2" style:font-size-asian="9pt" style:font-name-complex="Calibri2" style:font-size-complex="9pt"/>
    </style:style>
    <style:style style:name="T83" style:family="text">
      <style:text-properties style:font-name="Calibri1" fo:font-size="9pt" fo:language="en" fo:country="US" officeooo:rsid="00a29080" style:font-name-asian="Calibri2" style:font-size-asian="9pt" style:font-name-complex="Calibri2" style:font-size-complex="9pt"/>
    </style:style>
    <style:style style:name="T8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9"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0" style:family="text">
      <style:text-properties officeooo:rsid="00364644"/>
    </style:style>
    <style:style style:name="T101" style:family="text">
      <style:text-properties style:font-name="Calibri"/>
    </style:style>
    <style:style style:name="T102" style:family="text">
      <style:text-properties style:font-name="Calibri" fo:font-size="9pt" style:font-size-asian="9pt"/>
    </style:style>
    <style:style style:name="T103" style:family="text">
      <style:text-properties style:font-name="Calibri" fo:font-size="9pt" officeooo:rsid="003c95bc" style:font-size-asian="9pt"/>
    </style:style>
    <style:style style:name="T104" style:family="text">
      <style:text-properties style:font-name="Calibri" fo:font-size="9pt" officeooo:rsid="008bab13" style:font-size-asian="9pt"/>
    </style:style>
    <style:style style:name="T10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6" style:family="text">
      <style:text-properties style:font-name="Calibri" fo:language="en" fo:country="US" style:font-name-complex="Calibri2" style:font-size-complex="9pt"/>
    </style:style>
    <style:style style:name="T107" style:family="text">
      <style:text-properties style:font-name="Calibri" fo:language="en" fo:country="US" officeooo:rsid="003bd67d" style:font-name-complex="Calibri2" style:font-size-complex="9pt"/>
    </style:style>
    <style:style style:name="T108" style:family="text">
      <style:text-properties style:font-name="Calibri" fo:language="en" fo:country="US" officeooo:rsid="003c95bc" style:font-name-complex="Calibri2" style:font-size-complex="9pt"/>
    </style:style>
    <style:style style:name="T109" style:family="text">
      <style:text-properties style:font-name="Calibri" fo:language="en" fo:country="US" officeooo:rsid="00446599" style:font-name-complex="Calibri2" style:font-size-complex="9pt"/>
    </style:style>
    <style:style style:name="T110" style:family="text">
      <style:text-properties style:font-name="Calibri" officeooo:rsid="003bd67d"/>
    </style:style>
    <style:style style:name="T111" style:family="text">
      <style:text-properties style:font-name="Calibri" officeooo:rsid="003c95bc"/>
    </style:style>
    <style:style style:name="T112" style:family="text">
      <style:text-properties style:font-name="Calibri" officeooo:rsid="0040e412"/>
    </style:style>
    <style:style style:name="T113" style:family="text">
      <style:text-properties style:font-name="Calibri" officeooo:rsid="0040e412" style:letter-kerning="false" style:language-complex="ar" style:country-complex="SA"/>
    </style:style>
    <style:style style:name="T114" style:family="text">
      <style:text-properties style:font-name="Calibri" officeooo:rsid="008fd147" style:letter-kerning="false" style:language-complex="ar" style:country-complex="SA"/>
    </style:style>
    <style:style style:name="T115" style:family="text">
      <style:text-properties officeooo:rsid="0040e412"/>
    </style:style>
    <style:style style:name="T116" style:family="text">
      <style:text-properties officeooo:rsid="0044f2f7" style:letter-kerning="false" style:language-complex="ar" style:country-complex="SA"/>
    </style:style>
    <style:style style:name="T117" style:family="text">
      <style:text-properties officeooo:rsid="0042afc7"/>
    </style:style>
    <style:style style:name="T118" style:family="text">
      <style:text-properties officeooo:rsid="00467550"/>
    </style:style>
    <style:style style:name="T119" style:family="text">
      <style:text-properties officeooo:rsid="0055bf37"/>
    </style:style>
    <style:style style:name="T120" style:family="text">
      <style:text-properties officeooo:rsid="009ef0a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REACT</text:span><text:span text:style-name="T24"> DEVELOPER</text:span></text:p>
      <text:p text:style-name="P24"><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4"><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4"><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8">https://</text:span></text:span><text:span text:style-name="Internet_20_link"><text:span text:style-name="T59">mareksagan.github.io</text:span></text:span></text:a></text:p>
      <text:p text:style-name="P24"><text:span text:style-name="Internet_20_link"><text:span text:style-name="T54">Address</text:span></text:span><text:span text:style-name="Internet_20_link"><text:span text:style-name="T52"><text:tab/></text:span></text:span><text:span text:style-name="Internet_20_link"><text:span text:style-name="T55">Sandomierska 18/3, 02-567 Warszawa, Poland, EU</text:span></text:span></text:p>
      <text:p text:style-name="P24"><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8">https://github.com/mareksagan</text:span></text:span></text:a></text:p>
      <text:p text:style-name="P25"><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5"><text:bookmark-start text:name="__DdeLink__844_3281257707"/><text:span text:style-name="T73">Availability</text:span><text:bookmark-end text:name="__DdeLink__844_3281257707"/><text:span text:style-name="T73"><text:tab/></text:span><text:span text:style-name="T40">Immediate</text:span></text:p>
      <text:p text:style-name="P1"/>
      <text:p text:style-name="P10"><text:span text:style-name="T63">8</text:span><text:bookmark-start text:name="__DdeLink__211_1757511297"/><text:span text:style-name="T62"> years of hands on web development. Self driven, dedicated and problem solving software engineering professional. Passionate and creative about Object Oriented Programming software development. </text:span><text:bookmark-start text:name="__DdeLink__234_2460068194"/><text:span text:style-name="T62">Looking for </text:span><text:span text:style-name="T66">remote contract</text:span><text:bookmark-end text:name="__DdeLink__211_1757511297"/><text:span text:style-name="T66"> (s)</text:span><text:bookmark-end text:name="__DdeLink__234_2460068194"/></text:p>
      <text:p text:style-name="P2"/>
      <text:h text:style-name="P27" text:outline-level="1">SKILLS</text:h>
      <text:p text:style-name="P26"><text:span text:style-name="T71">Skills </text:span><text:span text:style-name="T98">(years of experience)</text:span><text:span text:style-name="T71"><text:tab/></text:span><text:span text:style-name="T98">(</text:span><text:span text:style-name="T99">7</text:span><text:span text:style-name="T98">)</text:span><text:span text:style-name="T72"> </text:span><text:span text:style-name="T90">Java, Spring Boot, Spring Framework, </text:span><text:bookmark-start text:name="__DdeLink__238_3183704933"/><text:span text:style-name="T88">ReactJS, </text:span><text:span text:style-name="T97">Hooks, </text:span><text:span text:style-name="T91">Redux, Amazon Web Services / AWS, Amazon Elastic Beanstalk, Amazon EC2</text:span><text:span text:style-name="T88"><text:line-break/></text:span><text:span text:style-name="T98">(4)</text:span><text:span text:style-name="T88"> C#, .NET, LINQ, AngularJS, VueJS, Single Page Application / SPA, SCSS, Material Design, Scrum, Git, </text:span><text:span text:style-name="T89">Ansible,</text:span><text:span text:style-name="T88"> Maven, Java Database Connectivity / JDBC, JDK, Oracle Databases, </text:span><text:span text:style-name="T93">RDBMS, </text:span><text:span text:style-name="T8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8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88">, Elasticsearch, Negotiation Skills, Market Research, Search Engine Optimization / SEO, Wordpress, PHP, Jekyll, Integrity, </text:span><text:span text:style-name="T96">Scala, Functional Programming</text:span><text:span text:style-name="T88"><text:line-break/></text:span><text:span text:style-name="T98">(3)</text:span><text:span text:style-name="T90"> </text:span><text:span text:style-name="T88">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4">Ope</text:span><text:span text:style-name="T95">r</text:span><text:span text:style-name="T94">ations Research, </text:span><text:span text:style-name="T95">Distributed Computing, Distributed Systems, Web Applications</text:span><text:span text:style-name="T88"><text:line-break/></text:span><text:span text:style-name="T98">(2)</text:span><text:span text:style-name="T90"> </text:span><text:span text:style-name="T88">JEE / J2EE, Eclipse, </text:span><text:span text:style-name="T41">Stellar</text:span><text:span text:style-name="T88">,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8">, </text:span><text:span text:style-name="T92">Software Development Life Cycle / </text:span><text:span text:style-name="T95">SDLC Methodologies</text:span><text:span text:style-name="T92">, Technical Design, Product Development</text:span></text:p>
      <text:p text:style-name="P12"><text:span text:style-name="T62">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5"><text:span text:style-name="T71">Spoken languages<text:tab/>English (</text:span><text:span text:style-name="T39">proficient</text:span><text:span text:style-name="T71">), German (proficient</text:span><text:span text:style-name="T88">), </text:span><text:span text:style-name="T71">Czech (proficient), Polish (native)</text:span></text:p>
      <text:p text:style-name="P2"><text:soft-page-break/></text:p>
      <text:h text:style-name="P23" text:outline-level="1">PERSONAL DATA</text:h>
      <text:p text:style-name="P11"><text:span text:style-name="T26">Citizenship</text:span><text:bookmark-start text:name="__DdeLink__844_32812577072"/><text:span text:style-name="T64"><text:tab/></text:span><text:bookmark-end text:name="__DdeLink__844_32812577072"/><text:span text:style-name="T64">Poland (European Union)</text:span></text:p>
      <text:p text:style-name="P11"><text:span text:style-name="T26">Interests</text:span><text:span text:style-name="T64"><text:tab/>Sports, health, </text:span><text:span text:style-name="T65">climate change</text:span></text:p>
      <text:p text:style-name="P7"/>
      <text:h text:style-name="P4" text:outline-level="1">WORK EXPERIENCE</text:h>
      <text:p text:style-name="P22"><text:span text:style-name="Dates_20_Char"><text:span text:style-name="T74">0</text:span></text:span><text:span text:style-name="Dates_20_Char"><text:span text:style-name="T83">3</text:span></text:span><text:span text:style-name="Dates_20_Char"><text:span text:style-name="T80">/</text:span></text:span><text:span text:style-name="Dates_20_Char"><text:span text:style-name="T74">202</text:span></text:span><text:span text:style-name="Dates_20_Char"><text:span text:style-name="T82">3</text:span></text:span><text:span text:style-name="Dates_20_Char"><text:span text:style-name="T74"> – </text:span></text:span><text:span text:style-name="Dates_20_Char"><text:span text:style-name="T82">NOW</text:span></text:span><text:span text:style-name="T84"><text:tab/></text:span><text:span text:style-name="Company_20_Char"><text:span text:style-name="T20">Orange Pol</text:span></text:span><text:span text:style-name="Company_20_Char"><text:span text:style-name="T21">and</text:span></text:span><text:span text:style-name="Company_20_Char"><text:span text:style-name="T20">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32"><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964213911"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74">0</text:span></text:span><text:span text:style-name="Dates_20_Char"><text:span text:style-name="T80">6/</text:span></text:span><text:span text:style-name="Dates_20_Char"><text:span text:style-name="T74">202</text:span></text:span><text:span text:style-name="Dates_20_Char"><text:span text:style-name="T78">2</text:span></text:span><text:span text:style-name="Dates_20_Char"><text:span text:style-name="T74"> – </text:span></text:span><text:span text:style-name="Dates_20_Char"><text:span text:style-name="T77">0</text:span></text:span><text:span text:style-name="Dates_20_Char"><text:span text:style-name="T83">3</text:span></text:span><text:span text:style-name="Dates_20_Char"><text:span text:style-name="T80">/</text:span></text:span><text:span text:style-name="Dates_20_Char"><text:span text:style-name="T77">202</text:span></text:span><text:span text:style-name="Dates_20_Char"><text:span text:style-name="T79">3</text:span></text:span><text:span text:style-name="T84"><text:tab/></text:span><text:span text:style-name="Company_20_Char"><text:span text:style-name="T19">Circle K</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9"><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12723124387901"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9"><text:span text:style-name="Dates_20_Char"/></text:p>
      <text:p text:style-name="P19"><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84"><text:tab/></text:span><text:span text:style-name="Company_20_Char"><text:span text:style-name="T18">intive</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12721646275115" text:continue-numbering="true" text:style-name="WWNum1">
        <text:list-item>
          <text:p text:style-name="P37"><text:span text:style-name="T6">Using and improving Machine Learning </text:span><text:span text:style-name="T7">algorithms for the core product</text:span><text:span text:style-name="T6"> (Java 8, Groovy, Scala)</text:span><text:span text:style-name="T6"/></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8"><text:span text:style-name="Dates_20_Char"/></text:p>
      <text:p text:style-name="P18"><text:span text:style-name="Dates_20_Char"><text:span text:style-name="T74">05/2020 – </text:span></text:span><text:span text:style-name="Dates_20_Char"><text:span text:style-name="T75">06/2021</text:span></text:span><text:span text:style-name="T84"><text:tab/></text:span><text:span text:style-name="Company_20_Char"><text:span text:style-name="T16">Orange Poland</text:span></text:span><text:span text:style-name="Company_20_Char"><text:span text:style-name="T74"> –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212722951038903" text:continue-numbering="true" text:style-name="WWNum1">
        <text:list-item>
          <text:p text:style-name="P38"><text:span text:style-name="T57">Coding</text:span><text:span text:style-name="T56"> new features of and tuning the firmware / middleware on embedded systems (Java 7, ReactJS, Google Web Toolkit / GWT, Apache Kafka, Apache Zookeeper)</text:span><text:span text:style-name="T56"/></text:p>
        </text:list-item>
        <text:list-item>
          <text:p text:style-name="P38"><text:span text:style-name="T56">Involved in IoT / Internet of Things development of smart home entertainment solutions (MongoDB, Spring WebFlux)</text:span><text:span text:style-name="T56"/></text:p>
        </text:list-item>
        <text:list-item>
          <text:p text:style-name="P38"><text:span text:style-name="T56">Motivated help for juniors to grow based on trust and reputation and preparing high level internal training</text:span><text:span text:style-name="T56"/></text:p>
        </text:list-item>
        <text:list-item>
          <text:p text:style-name="P39"><text:bookmark text:name="__DdeLink__255_2247917217 Copy 1"/><text:span text:style-name="T113">Conducting performance analysis and performance tuning in the production environmen</text:span><text:span text:style-name="T114">t</text:span></text:p>
        </text:list-item>
      </text:list>
      <text:p text:style-name="P30"><text:span text:style-name="Dates_20_Char"/></text:p>
      <text:p text:style-name="P18"><text:span text:style-name="Dates_20_Char"><text:span text:style-name="T74">12/2019 – 04/2020</text:span></text:span><text:span text:style-name="T84"><text:tab/></text:span><text:span text:style-name="Company_20_Char"><text:span text:style-name="T74">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xml:id="list212723207156760"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6">follow up on</text:span> the solutions, <text:span text:style-name="T117">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5">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20"><text:span text:style-name="Dates_20_Char"/></text:p>
      <text:p text:style-name="P20"><text:span text:style-name="Dates_20_Char"><text:span text:style-name="T74">08/2019 – 12/2019</text:span></text:span><text:span text:style-name="T84"><text:tab/></text:span><text:span text:style-name="Company_20_Char"><text:span text:style-name="T74">DHL International GmbH – Prague, Czechia</text:span></text:span></text:p>
      <text:p text:style-name="Position"><text:span text:style-name="T71"><text:tab/>Senior </text:span><text:span text:style-name="Company_20_Char"><text:span text:style-name="T4">Software Engineer – Contract</text:span></text:span></text:p>
      <text:list xml:id="list212721781127502" text:continue-numbering="true" text:style-name="WWNum1">
        <text:list-item>
          <text:p text:style-name="P41">Programming of a Big Data driven scheduling application loading data into global application designed to support the sales process using the cloud architectures / <text:span text:style-name="T118">cloud computing / distributed computing </text:span>and relational databases / data warehouse (Java 8, JDBC, Apache Tomcat, Spring Boot, Oracle 12g, Ehcache, HikariCP, Teradata Vantage, MyBatis, <text:span text:style-name="T100">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8"><text:span text:style-name="Dates_20_Char"><text:span text:style-name="T74"><text:line-break/>04/2019 – 08/2019</text:span></text:span><text:span text:style-name="T84"><text:tab/></text:span><text:span text:style-name="Company_20_Char"><text:span text:style-name="T74">Broadcom Inc. – Prague, Czechia</text:span></text:span></text:p>
      <text:p text:style-name="Position"><text:span text:style-name="T71"><text:tab/>Full Stack</text:span><text:span text:style-name="Company_20_Char"><text:span text:style-name="T4"> Developer / <text:s/>IT Architect – Contract</text:span></text:span></text:p>
      <text:list xml:id="list212721446296563"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20"><text:span text:style-name="Dates_20_Char"><text:span text:style-name="T74">04/2018 – 04/2019</text:span></text:span><text:span text:style-name="T84"><text:tab/></text:span><text:span text:style-name="Company_20_Char"><text:span text:style-name="T74">A</text:span></text:span><text:span text:style-name="Company_20_Char"><text:span text:style-name="T16">maris</text:span></text:span><text:span text:style-name="Company_20_Char"><text:span text:style-name="T74"> C</text:span></text:span><text:span text:style-name="Company_20_Char"><text:span text:style-name="T16">onsulting</text:span></text:span><text:span text:style-name="Company_20_Char"><text:span text:style-name="T74"> – P</text:span></text:span><text:span text:style-name="Company_20_Char"><text:span text:style-name="T81">rague</text:span></text:span><text:span text:style-name="Company_20_Char"><text:span text:style-name="T74">, C</text:span></text:span><text:span text:style-name="Company_20_Char"><text:span text:style-name="T81">zechia</text:span></text:span></text:p>
      <text:p text:style-name="P16"><text:span text:style-name="Company_20_Char"><text:span text:style-name="T4"><text:tab/>Consultant – Full-time</text:span></text:span></text:p>
      <text:list xml:id="list212722391331263"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5">Developing a competitive and user </text:span><text:span text:style-name="T44">s</text:span><text:span text:style-name="T105">upporting system with Artificial Intelligence capabilities</text:span></text:p>
        </text:list-item>
        <text:list-item>
          <text:p text:style-name="P46"><text:span text:style-name="T101">Using the Machine Learning algorithms and data structures / </text:span><text:span text:style-name="T110">design patterns </text:span><text:span text:style-name="T112">e.g. Strategy pattern</text:span><text:span text:style-name="T110"> </text:span><text:span text:style-name="T46">according to</text:span><text:span text:style-name="T110"> the </text:span><text:span text:style-name="T111">proactive </text:span><text:span text:style-name="T110">business analysis</text:span></text:p>
        </text:list-item>
        <text:list-item>
          <text:p text:style-name="P46"><text:span text:style-name="T45">Improving the existing </text:span><text:span text:style-name="T106">system according to the Clean Code best practices and technical </text:span><text:span text:style-name="T107">requirements / performance requirements</text:span></text:p>
        </text:list-item>
        <text:list-item>
          <text:p text:style-name="P46"><text:span text:style-name="T106">Extending and troubleshooting the root cause of the problems of the existing web services </text:span><text:span text:style-name="T107">used by mobile applications</text:span><text:span text:style-name="T106"> </text:span><text:span text:style-name="T108">(</text:span><text:span text:style-name="T107">Microsoft Azure</text:span><text:span text:style-name="T106">)</text:span></text:p>
        </text:list-item>
        <text:list-item>
          <text:p text:style-name="P44"><text:span text:style-name="T102">Developing an automation script for parsing and </text:span><text:span text:style-name="T43">collaborating with</text:span><text:span text:style-name="T102"> banking clients </text:span><text:span text:style-name="T103">for </text:span><text:span text:style-name="T102">data </text:span><text:span text:style-name="T103">migration reasons</text:span><text:span text:style-name="T102"> using </text:span><text:span text:style-name="T103">flexible </text:span><text:span text:style-name="T102">banking specific frameworks (Python 2.7, Murex MX.3, </text:span><text:span text:style-name="T104">OpenHFT, FIX / Financial Information Exchange,</text:span><text:span text:style-name="T102"> Red Hat Enterprise Linux 7)</text:span></text:p>
        </text:list-item>
        <text:list-item>
          <text:p text:style-name="P42"><text:span text:style-name="T106">Familiarity with financial engineering and trading systems </text:span><text:span text:style-name="T109">through consulting services</text:span></text:p>
        </text:list-item>
      </text:list>
      <text:h text:style-name="P8" text:outline-level="1"><text:soft-page-break/></text:h>
      <text:h text:style-name="P9" text:outline-level="1">EDUCATION</text:h>
      <text:p text:style-name="P33"><text:span text:style-name="Dates_20_Char"><text:span text:style-name="T85">20</text:span></text:span><text:span text:style-name="Dates_20_Char"><text:span text:style-name="T86">2</text:span></text:span><text:span text:style-name="Dates_20_Char"><text:span text:style-name="T87">3</text:span></text:span><text:span text:style-name="Dates_20_Char"><text:span text:style-name="T85"> – 20</text:span></text:span><text:span text:style-name="Dates_20_Char"><text:span text:style-name="T86">2</text:span></text:span><text:span text:style-name="Dates_20_Char"><text:span text:style-name="T87">5</text:span></text:span><text:span text:style-name="T71"><text:tab/></text:span><text:span text:style-name="T22">The Power Business School</text:span></text:p>
      <text:p text:style-name="P6"><text:tab/><text:span text:style-name="T120">Master of Business Administration</text:span>, <text:span text:style-name="T61">MBA</text:span></text:p>
      <text:p text:style-name="P17"><text:span text:style-name="Dates_20_Char"><text:span text:style-name="T85">20</text:span></text:span><text:span text:style-name="Dates_20_Char"><text:span text:style-name="T86">2</text:span></text:span><text:span text:style-name="Dates_20_Char"><text:span text:style-name="T85">1 – 20</text:span></text:span><text:span text:style-name="Dates_20_Char"><text:span text:style-name="T86">22</text:span></text:span><text:span text:style-name="T71"><text:tab/>Warsaw</text:span><text:span text:style-name="T22"> School of Computer Science</text:span></text:p>
      <text:p text:style-name="P3"><text:tab/><text:span text:style-name="T119">IT Project Management</text:span>, <text:span text:style-name="T60">Postgraduate Studies</text:span></text:p>
      <text:p text:style-name="P15"><text:span text:style-name="Dates_20_Char"><text:span text:style-name="T85">2014 – 2018</text:span></text:span><text:span text:style-name="T71"><text:tab/>Warsaw</text:span><text:span text:style-name="T22"> School of Computer Science</text:span></text:p>
      <text:p text:style-name="P5"><text:tab/>Computer Science, Bachelor of Science</text:p>
      <text:p text:style-name="P14"><text:span text:style-name="T67">Wyra</text:span><text:span text:style-name="T68">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10-27T21:27:21.014000000</dc:date>
    <meta:editing-cycles>317</meta:editing-cycles>
    <meta:editing-duration>P7DT2H48M32S</meta:editing-duration>
    <meta:generator>LibreOffice/7.5.2.2$Windows_X86_64 LibreOffice_project/53bb9681a964705cf672590721dbc85eb4d0c3a2</meta:generator>
    <meta:document-statistic meta:table-count="0" meta:image-count="3" meta:object-count="0" meta:page-count="4" meta:paragraph-count="80" meta:word-count="1564" meta:character-count="11404" meta:non-whitespace-character-count="990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